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order-left="0.06pt solid #000000" fo:border-right="0.06pt solid #000000" fo:border-top="none"/>
    </style:style>
    <style:style style:name="ce30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2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3" style:family="text">
      <style:text-properties style:font-name-asian="Droid Sans Fallback" style:font-size-asian="10pt" style:font-name-complex="Arial" style:font-size-complex="10pt"/>
    </style:style>
    <style:style style:name="T14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2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7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35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2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3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3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4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)" xlink:type="simple">prepaid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%20-%20get_prepaid(o.hopdong_id)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3" office:value-type="string">
            <text:p><text:span text:style-name="T12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4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4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9" office:value-type="string">
            <text:p>VIET PHU THINH RUBBER JOINT STOCK COMPANY</text:p>
          </table:table-cell>
          <table:table-cell table:style-name="Default"/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0" office:value-type="string">
            <text:p>125/11 Nguyen Cuu Van Street, Binh Thanh Dist, HCM City, Viet Nam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36">
          <table:table-cell table:style-name="ce225" table:number-columns-repeated="2"/>
          <table:table-cell table:style-name="ce252" office:value-type="string">
            <text:p>Email: director@viruco.com <text:s text:c="5"/>Website: www.viruco.com</text:p>
          </table:table-cell>
          <table:table-cell table:style-name="Default"/>
          <table:table-cell table:style-name="ce245" table:number-columns-repeated="3"/>
          <table:table-cell table:style-name="ce282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7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3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3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8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4" office:value-type="string" table:number-columns-spanned="1" table:number-rows-spanned="2">
            <text:p>NO. OF PACKAGES</text:p>
          </table:table-cell>
          <table:table-cell table:style-name="ce308" office:value-type="string" table:number-columns-spanned="1" table:number-rows-spanned="2">
            <text:p>TOTAL WEIGHT</text:p>
          </table:table-cell>
          <table:table-cell table:style-name="ce311" office:value-type="string" table:number-columns-spanned="1" table:number-rows-spanned="2">
            <text:p>COMMERCIAL INVOICE NO. &amp; DATE</text:p>
          </table:table-cell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2" table:number-columns-repeated="3"/>
          <table:table-cell table:style-name="ce305"/>
          <table:table-cell table:style-name="Default"/>
          <table:table-cell table:style-name="ce312"/>
          <table:table-cell table:style-name="ce287" table:number-columns-repeated="2"/>
          <table:table-cell table:style-name="ce316"/>
          <table:table-cell table:style-name="ce289" table:number-columns-repeated="1011"/>
          <table:table-cell table:number-columns-repeated="3"/>
        </table:table-row>
        <table:table-row table:style-name="ro33">
          <table:table-cell table:style-name="ce299" office:value-type="string">
            <text:p><text:a xlink:href="python://line['product']" xlink:type="simple">product</text:a></text:p>
          </table:table-cell>
          <table:table-cell table:style-name="ce302" table:number-columns-repeated="3"/>
          <table:table-cell table:style-name="ce306" office:value-type="string">
            <text:p><text:a xlink:href="python://line['strpack']" xlink:type="simple">package</text:a></text:p>
          </table:table-cell>
          <table:table-cell table:style-name="ce309" office:value-type="string">
            <text:p>Gross Weight</text:p>
          </table:table-cell>
          <table:table-cell table:style-name="ce313" office:value-type="string">
            <text:p><text:a xlink:href="python://o.hopdong_id%20and%20o.hopdong_id.name%20or%20''" xlink:type="simple">sohd</text:a>/VRC/16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10" office:value-type="string">
            <text:p><text:a xlink:href="python://line['gross_weight']" xlink:type="simple">gross_weight</text:a></text:p>
          </table:table-cell>
          <table:table-cell table:style-name="ce314" office:value-type="string">
            <text:p><text:a xlink:href="python://get_date_name(o.date)" xlink:type="simple">date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Net Weight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<text:a xlink:href="python://line['net_weight']" xlink:type="simple">net_weight</text:a>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3" table:number-columns-repeated="3"/>
          <table:table-cell table:style-name="ce307" table:number-columns-repeated="2"/>
          <table:table-cell table:style-name="ce315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7">
          <table:table-cell table:style-name="ce236" table:number-columns-repeated="4"/>
          <table:table-cell table:style-name="ce263" table:number-columns-repeated="2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1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6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float" office:value="10">
            <text:p>10 <text:s/>x 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6"><text:a xlink:href="python://line['packages_name']" xlink:type="simple">packages_name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38">
          <table:table-cell table:style-name="ce317" table:number-columns-repeated="2"/>
          <table:table-cell table:style-name="ce319"/>
          <table:table-cell table:style-name="ce320" office:value-type="string">
            <text:p>Email: director@viruco.com <text:s text:c="5"/>Website: www.viruco.com</text:p>
          </table:table-cell>
          <table:table-cell table:style-name="ce319" table:number-columns-repeated="4"/>
          <table:table-cell table:style-name="ce317"/>
          <table:table-cell table:style-name="ce28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91" office:value-type="string" table:number-columns-spanned="4" table:number-rows-spanned="1">
            <text:p>TOTAL: 10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23">
          <table:table-cell table:style-name="ce318" office:value-type="string">
            <text:p><text:span text:style-name="T13">PACKING IN LOOSE </text:span><text:span text:style-name="T14"><text:a xlink:href="python://get_sum_all()['pack']" xlink:type="simple">packages_name</text:a></text:span><text:span text:style-name="T13"> OF </text:span><text:span text:style-name="T14"><text:a xlink:href="python://get_sum_all()['pack_weight']" xlink:type="simple">pack_weight</text:a></text:span></text:p>
          </table:table-cell>
          <table:table-cell table:style-name="ce236" table:number-columns-repeated="3"/>
          <table:table-cell table:style-name="ce263" table:number-columns-repeated="3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9">
          <table:table-cell table:style-name="ce228" table:number-columns-repeated="4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oc </dc:creator>
    <dc:date>2016-03-04T13:32:37</dc:date>
    <meta:print-date>2015-08-05T10:34:49</meta:print-date>
    <meta:editing-cycles>233</meta:editing-cycles>
    <meta:editing-duration>P1DT2H36M15S</meta:editing-duration>
    <meta:generator>LibreOffice/3.5$Linux_x86 LibreOffice_project/350m1$Build-2</meta:generator>
    <meta:document-statistic meta:table-count="5" meta:cell-count="278" meta:object-count="10"/>
  </office:meta>
</office:document-meta>
</file>